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1mm"/>
    </style:style>
    <style:style style:name="co2" style:family="table-column">
      <style:table-column-properties fo:break-before="auto" style:column-width="70.86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6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uk" number:country="UA">
      <number:number number:min-integer-digits="1"/>
    </number:number-style>
    <number:number-style style:name="N10001" number:language="uk" number:country="UA">
      <number:number number:decimal-places="0" loext:min-decimal-places="0" number:min-integer-digits="1"/>
    </number:number-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" fo:font-size="11pt"/>
    </style:style>
    <style:style style:name="ce4" style:family="table-cell" style:parent-style-name="Default" style:data-style-name="N10100">
      <style:text-properties fo:font-weight="normal" style:font-weight-asian="normal" style:font-weight-complex="normal"/>
    </style:style>
    <style:style style:name="ce3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/>
    </style:style>
    <style:style style:name="ce7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 fo:font-weight="normal" style:font-weight-asian="normal" style:font-weight-complex="normal"/>
    </style:style>
    <style:style style:name="ce20" style:family="table-cell" style:parent-style-name="Default" style:data-style-name="N10100">
      <style:table-cell-properties style:text-align-source="fix" style:repeat-content="false"/>
      <style:paragraph-properties fo:text-align="start"/>
      <style:text-properties style:font-name="FreeSans" fo:font-size="11pt"/>
    </style:style>
    <style:style style:name="ce23" style:family="table-cell" style:parent-style-name="Default" style:data-style-name="N10100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0" style:family="table-cell" style:parent-style-name="Default" style:data-style-name="N10107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1" style:family="table-cell" style:parent-style-name="Default" style:data-style-name="N10002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2" style:family="table-cell" style:parent-style-name="Default" style:data-style-name="N10107">
      <style:table-cell-properties style:text-align-source="fix" style:repeat-content="false" fo:border="none" fo:padding="1.01mm"/>
      <style:paragraph-properties fo:text-align="center"/>
      <style:text-properties style:font-name="FreeSans" fo:font-size="11pt" fo:font-weight="normal" style:font-weight-asian="normal" style:font-weight-complex="normal"/>
    </style:style>
    <style:style style:name="ce13" style:family="table-cell" style:parent-style-name="Default" style:data-style-name="N10001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27" style:family="table-cell" style:parent-style-name="Default" style:data-style-name="N10000">
      <style:text-properties style:font-name="FreeSans" fo:font-size="11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svg:stroke-color="#000000" draw:fill="none" draw:fill-color="#ffffff" fo:min-height="56.51mm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9.3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FreeSans1" fo:font-size="11pt" style:font-size-asian="11pt" style:font-size-complex="11pt"/>
    </style:style>
    <style:style style:name="T2" style:family="text">
      <style:text-properties style:text-outline="false" style:text-line-through-style="none" style:text-line-through-type="none" style:font-name="FreeSans1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Шифер" table:style-name="ta1">
        <table:shapes>
          <draw:frame draw:z-index="0" draw:style-name="gr1" draw:text-style-name="P1" svg:width="2mm" svg:height="4.74mm" svg:x="114.49mm" svg:y="74.0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12.85mm" svg:height="56.51mm" svg:x="168.64mm" svg:y="5.96mm">
            <draw:text-box>
              <text:p><text:span text:style-name="T1">Як побудувати каркас 4-скатного даху: </text:span><text:span text:style-name="T1"><text:a xlink:href="https://www.youtube.com/watch?v=4hZcaitq0Og" xlink:type="simple">https://www.youtube.com/watch?v=4hZcaitq0Og</text:a></text:span></text:p>
            </draw:text-box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8" office:value-type="string" calcext:value-type="string" table:number-columns-spanned="3" table:number-rows-spanned="1">
            <text:p>Вихідні данні</text:p>
          </table:table-cell>
          <table:covered-table-cell table:number-columns-repeated="2" table:style-name="ce2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4">
            <text:p>Будинок</text:p>
          </table:table-cell>
          <table:table-cell table:style-name="ce6" office:value-type="string" calcext:value-type="string">
            <text:p>Ширина будинку, м</text:p>
          </table:table-cell>
          <table:table-cell table:style-name="ce10" office:value-type="float" office:value="10" calcext:value-type="float">
            <text:p>10,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covered-table-cell/>
          <table:table-cell table:style-name="ce6" office:value-type="string" calcext:value-type="string">
            <text:p>Довжина будинку, м</text:p>
          </table:table-cell>
          <table:table-cell table:style-name="ce10" office:value-type="float" office:value="10.5" calcext:value-type="float">
            <text:p>10,5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covered-table-cell/>
          <table:table-cell table:style-name="ce6" office:value-type="string" calcext:value-type="string">
            <text:p>Виступ даху за стіни, м</text:p>
          </table:table-cell>
          <table:table-cell table:style-name="ce11" office:value-type="float" office:value="0.565" calcext:value-type="float">
            <text:p>0,57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Висота даху, м</text:p>
          </table:table-cell>
          <table:table-cell table:style-name="ce11" office:value-type="float" office:value="3.05" calcext:value-type="float">
            <office:annotation office:display="true" draw:style-name="gr3" draw:text-style-name="P4" svg:width="40.77mm" svg:height="11.31mm" svg:x="109.17mm" svg:y="14.51mm" draw:caption-point-x="-7.66mm" draw:caption-point-y="10.28mm">
              <dc:creator>ВЄ</dc:creator>
              <dc:date>2023-02-14T00:00:00</dc:date>
              <text:p text:style-name="P3"><text:span text:style-name="T2">Висота коника над умовною точкою перетину шиферу бічною стіною</text:span></text:p>
            </office:annotation>
            <text:p>3,05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4">
            <text:p>Шифер</text:p>
          </table:table-cell>
          <table:table-cell table:style-name="ce6" office:value-type="string" calcext:value-type="string">
            <text:p>Висота листа, м</text:p>
          </table:table-cell>
          <table:table-cell table:style-name="ce11" office:value-type="float" office:value="1.75" calcext:value-type="float">
            <text:p>1,75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Ширина листа, м</text:p>
          </table:table-cell>
          <table:table-cell table:style-name="ce11" office:value-type="float" office:value="1.13" calcext:value-type="float">
            <text:p>1,13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Напуск по вертикалі, м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Напуск по горизонталі, м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text:p>Результат розрахунку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ce4"/>
          <table:table-cell table:style-name="ce7" office:value-type="string" calcext:value-type="string">
            <text:p>Найменша сторона будинку, м</text:p>
          </table:table-cell>
          <table:table-cell table:style-name="ce12" table:formula="of:=MIN([.C2];[.C3])" office:value-type="float" office:value="10" calcext:value-type="float">
            <text:p>10,0</text:p>
          </table:table-cell>
          <table:table-cell table:style-name="ce12"/>
          <table:table-cell table:style-name="ce15" table:number-columns-repeated="1020"/>
        </table:table-row>
        <table:table-row table:style-name="ro1">
          <table:table-cell/>
          <table:table-cell table:style-name="ce6" office:value-type="string" calcext:value-type="string">
            <text:p>Висота ската, м</text:p>
          </table:table-cell>
          <table:table-cell table:style-name="ce11" table:formula="of:=(1+2*[.C4]/[.C11])*SQRT([.C5]*[.C5]+[.C11]*[.C11]/4)" office:value-type="float" office:value="6.51865581408468" calcext:value-type="float">
            <text:p>6,52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Кут ската, грд</text:p>
          </table:table-cell>
          <table:table-cell table:style-name="ce10" table:formula="of:=DEGREES(ATAN(2*[.C5]/[.C11]))" office:value-type="float" office:value="31.383191056359" calcext:value-type="float">
            <text:p>31,4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Вертикаль</text:p>
          </table:table-cell>
          <table:table-cell table:style-name="ce6" office:value-type="string" calcext:value-type="string">
            <text:p>Кількість цілих листів</text:p>
          </table:table-cell>
          <table:table-cell table:style-name="ce13" table:formula="of:=IF([.F14]&lt;[.C8];[.E14]-1;[.E14])" office:value-type="float" office:value="4" calcext:value-type="float">
            <text:p>4</text:p>
          </table:table-cell>
          <table:table-cell table:style-name="ce11" table:formula="of:=[.C12]/([.C6]-[.C8])" office:value-type="float" office:value="4.1257315279017" calcext:value-type="float">
            <text:p>4,13</text:p>
          </table:table-cell>
          <table:table-cell table:style-name="ce13" table:formula="of:=TRUNC([.D14])" office:value-type="float" office:value="4" calcext:value-type="float">
            <text:p>4</text:p>
          </table:table-cell>
          <table:table-cell table:style-name="ce11" table:formula="of:=([.D14]-[.E14])*([.C6]-[.C8])" office:value-type="float" office:value="0.198655814084679" calcext:value-type="float">
            <text:p>0,20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Кількість підрізаних листів</text:p>
          </table:table-cell>
          <table:table-cell table:style-name="ce13" table:formula="of:=IF(AND([.F14]&gt;[.C8];[.F14]-[.C8]&lt;[.D8]);0;1)" office:value-type="float" office:value="0" calcext:value-type="float">
            <text:p>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IF([.F14]&lt;[.C8];[.C8]-[.F14];IF([.F14]&lt;([.C8]+[.D8]);0;[.C6]-[.F14]))" office:value-type="float" office:value="0" calcext:value-type="float">
            <text:p>0,0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1" table:number-rows-spanned="6">
            <text:p>Горизонталь</text:p>
          </table:table-cell>
          <table:table-cell table:style-name="ce6" office:value-type="string" calcext:value-type="string">
            <text:p>Кількість цілих листів по ширині</text:p>
          </table:table-cell>
          <table:table-cell table:style-name="ce11" table:formula="of:=IF([.F17]&lt;[.C9];[.E17]-1;[.E17])" office:value-type="float" office:value="10" calcext:value-type="float">
            <text:p>10,00</text:p>
          </table:table-cell>
          <table:table-cell table:style-name="ce10" table:formula="of:=([.C2]+2*[.C4])/([.C7]-[.C9])" office:value-type="float" office:value="10.6" calcext:value-type="float">
            <text:p>10,6</text:p>
          </table:table-cell>
          <table:table-cell table:style-name="ce13" table:formula="of:=TRUNC([.D17])" office:value-type="float" office:value="10" calcext:value-type="float">
            <text:p>10</text:p>
          </table:table-cell>
          <table:table-cell table:style-name="ce11" table:formula="of:=([.D17]-[.E17])*([.C7]-[.C9])" office:value-type="float" office:value="0.630000000000003" calcext:value-type="float">
            <text:p>0,63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Кількість підрізаних листів по ширині</text:p>
          </table:table-cell>
          <table:table-cell table:style-name="ce11" table:formula="of:=IF(AND([.F17]&gt;[.C9];[.F17]-[.C9]&lt;[.D9]);0;1)" office:value-type="float" office:value="1" calcext:value-type="float">
            <text:p>1,0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IF([.F17]&lt;[.C9];[.C9]-[.F17];IF([.F17]&lt;([.C9]+[.D9]);0;[.C7]-[.F17]))" office:value-type="float" office:value="0.499999999999997" calcext:value-type="float">
            <text:p>0,5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1">
          <table:covered-table-cell table:style-name="ce8"/>
          <table:table-cell table:style-name="ce6" office:value-type="string" calcext:value-type="string">
            <text:p>Кількість цілих листів по довжині</text:p>
          </table:table-cell>
          <table:table-cell table:style-name="ce11" table:formula="of:=IF([.F20]&lt;[.C9];[.E20]-1;[.E20])" office:value-type="float" office:value="11" calcext:value-type="float">
            <text:p>11,00</text:p>
          </table:table-cell>
          <table:table-cell table:style-name="ce10" table:formula="of:=([.C3]+2*[.C4])/([.C7]-[.C9])" office:value-type="float" office:value="11.0761904761905" calcext:value-type="float">
            <text:p>11,1</text:p>
          </table:table-cell>
          <table:table-cell table:style-name="ce13" table:formula="of:=TRUNC([.D20])" office:value-type="float" office:value="11" calcext:value-type="float">
            <text:p>11</text:p>
          </table:table-cell>
          <table:table-cell table:style-name="ce11" table:formula="of:=([.D20]-[.E20])*([.C7]-[.C9])" office:value-type="float" office:value="0.0800000000000034" calcext:value-type="float">
            <text:p>0,08</text:p>
          </table:table-cell>
          <table:table-cell table:number-columns-repeated="1018"/>
        </table:table-row>
        <table:table-row table:style-name="ro1">
          <table:covered-table-cell table:style-name="Default"/>
          <table:table-cell table:style-name="ce6" office:value-type="string" calcext:value-type="string">
            <text:p>Кількість підрізаних листів по довжині</text:p>
          </table:table-cell>
          <table:table-cell table:style-name="ce11" table:formula="of:=IF(AND([.F20]&gt;[.C9];[.F20]-[.C9]&lt;[.D9]);0;1)" office:value-type="float" office:value="0" calcext:value-type="float">
            <text:p>0,00</text:p>
          </table:table-cell>
          <table:table-cell table:style-name="ce10"/>
          <table:table-cell table:number-columns-repeated="1020"/>
        </table:table-row>
        <table:table-row table:style-name="ro1">
          <table:covered-table-cell table:style-name="Default"/>
          <table:table-cell table:style-name="ce6" office:value-type="string" calcext:value-type="string">
            <text:p>Розмір підрізу, м</text:p>
          </table:table-cell>
          <table:table-cell table:style-name="ce11" table:formula="of:=IF([.F20]&lt;[.C9];[.C9]-[.F20];IF([.F20]&lt;([.C9]+[.D9]);0;[.C7]-[.F20]))" office:value-type="float" office:value="0" calcext:value-type="float">
            <text:p>0,00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Default"/>
          <table:table-cell table:style-name="ce6"/>
          <table:table-cell table:style-name="ce11"/>
          <table:table-cell table:style-name="ce10"/>
          <table:table-cell table:number-columns-repeated="1020"/>
        </table:table-row>
        <table:table-row table:style-name="ro1">
          <table:table-cell/>
          <table:table-cell table:style-name="ce6"/>
          <table:table-cell table:style-name="ce23" office:value-type="string" calcext:value-type="string">
            <text:p>По висоті</text:p>
          </table:table-cell>
          <table:table-cell table:style-name="ce23" office:value-type="string" calcext:value-type="string">
            <text:p>По ширині</text:p>
          </table:table-cell>
          <table:table-cell table:style-name="ce23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листа, м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float" office:value="1.13" calcext:value-type="float">
            <text:p>1,13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напуску, м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[.C26]/2" office:value-type="float" office:value="0.875" calcext:value-type="float">
            <text:p>0,88</text:p>
          </table:table-cell>
          <table:table-cell table:style-name="ce11" table:formula="of:=[.D26]/2" office:value-type="float" office:value="0.565" calcext:value-type="float">
            <text:p>0,57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Кількість листів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Кількість підрізаних листів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Загальний розмір, м</text:p>
          </table:table-cell>
          <table:table-cell table:style-name="ce11" table:formula="of:=[.C26]*[.C29]+[.C28]*[.C30]-[.C27]*([.C29]+[.C30]-1)" office:value-type="float" office:value="6.49" calcext:value-type="float">
            <text:p>6,49</text:p>
          </table:table-cell>
          <table:table-cell table:style-name="ce11" table:formula="of:=[.D26]*[.D29]-[.D27]*([.D29]-1)-[.D28]*[.D30]" office:value-type="float" office:value="11.63" calcext:value-type="float">
            <text:p>11,6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/>
          <table:table-cell table:style-name="ce20"/>
          <table:table-cell table:style-name="ce27" table:number-columns-repeated="2"/>
          <table:table-cell table:number-columns-repeated="1020"/>
        </table:table-row>
        <table:table-row table:style-name="ro1">
          <table:table-cell/>
          <table:table-cell table:style-name="ce6"/>
          <table:table-cell table:style-name="ce10" table:number-columns-repeated="2"/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number:number-style style:name="N10108" number:language="uk" number:country="UA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 style:data-style-name="N2" text:time-value="22:45:22.843350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02-03T22:39:01.738982052</meta:creation-date>
    <meta:generator>LibreOffice/6.2.8.2$Linux_X86_64 LibreOffice_project/20$Build-2</meta:generator>
    <dc:date>2023-03-07T09:08:11.451653561</dc:date>
    <dc:creator>Віталій Євтушенко</dc:creator>
    <meta:editing-duration>P2DT12H31M58S</meta:editing-duration>
    <meta:editing-cycles>51</meta:editing-cycles>
    <meta:document-statistic meta:table-count="1" meta:cell-count="77" meta:object-count="2"/>
  </office:meta>
</office:document-meta>
</file>

<file path=Object 1/content.xml><?xml version="1.0" encoding="utf-8"?>
<math xmlns="http://www.w3.org/1998/Math/MathML" display="block"/>
</file>